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officeooo:rsid="00107c97" officeooo:paragraph-rsid="00107c97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6pt" officeooo:rsid="00107c97" officeooo:paragraph-rsid="00107c97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officeooo:rsid="00107c97" officeooo:paragraph-rsid="00107c97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officeooo:rsid="00107c97" officeooo:paragraph-rsid="00107c97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officeooo:rsid="001660e6" officeooo:paragraph-rsid="00107c97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6pt" fo:font-weight="bold" officeooo:rsid="00107c97" officeooo:paragraph-rsid="00107c97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ial" fo:font-size="16pt" fo:font-weight="bold" officeooo:rsid="00107c97" officeooo:paragraph-rsid="00107c97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Arial" fo:font-size="16pt" fo:font-weight="bold" officeooo:rsid="001c4bf5" officeooo:paragraph-rsid="001c4bf5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officeooo:rsid="00107c97" officeooo:paragraph-rsid="0021460d" style:font-size-asian="16pt" style:font-size-complex="16pt"/>
    </style:style>
    <style:style style:name="T1" style:family="text">
      <style:text-properties officeooo:rsid="00132ab9"/>
    </style:style>
    <style:style style:name="T2" style:family="text">
      <style:text-properties officeooo:rsid="001660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ab9" style:font-weight-asian="bold" style:font-weight-complex="bold"/>
    </style:style>
    <style:style style:name="T5" style:family="text">
      <style:text-properties fo:font-weight="bold" officeooo:rsid="001660e6" style:font-weight-asian="bold" style:font-weight-complex="bold"/>
    </style:style>
    <style:style style:name="T6" style:family="text">
      <style:text-properties fo:font-weight="bold" officeooo:rsid="0018508e" style:font-weight-asian="bold" style:font-weight-complex="bold"/>
    </style:style>
    <style:style style:name="T7" style:family="text">
      <style:text-properties fo:font-weight="bold" officeooo:rsid="001ded96" style:font-weight-asian="bold" style:font-weight-complex="bold"/>
    </style:style>
    <style:style style:name="T8" style:family="text">
      <style:text-properties officeooo:rsid="001a0afd"/>
    </style:style>
    <style:style style:name="T9" style:family="text">
      <style:text-properties officeooo:rsid="001bc02b"/>
    </style:style>
    <style:style style:name="T10" style:family="text">
      <style:text-properties officeooo:rsid="002145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text:tab/><text:tab/><text:tab/><text:tab/><text:tab/><text:tab/>Solicito: <text:s/><text:span text:style-name="T10">Constancia Laboral</text:span></text:p>
      <text:p text:style-name="P1"/>
      <text:p text:style-name="P1"/>
      <text:p text:style-name="P1">M.Sc <text:span text:style-name="T9">Manuel Castillo Cara</text:span></text:p>
      <text:p text:style-name="P1"/>
      <text:p text:style-name="P1">Director</text:p>
      <text:p text:style-name="P8">Laboratorio de Investigación de Tecnologías Ubícuas - CTIC</text:p>
      <text:p text:style-name="P1">UNIVERSIDAD NACIONAL DE INGENIERÍA</text:p>
      <text:p text:style-name="P2"/>
      <text:p text:style-name="P2">De mi mayor consideración:</text:p>
      <text:p text:style-name="P3">Yo,<text:span text:style-name="T3"> </text:span><text:span text:style-name="T4">Oscar Huarcaya Canal</text:span><text:span text:style-name="T1">, </text:span>de la especialidad de <text:span text:style-name="T3">Ciencia de la Computación</text:span>, de la Universidad Nacional de Ingeniería. Me presento y expongo que:</text:p>
      <text:p text:style-name="P3"/>
      <text:p text:style-name="P9">Solicito a usted, se me pueda emitir un <text:span text:style-name="T1">certificado laboral</text:span> <text:span text:style-name="T2">como </text:span><text:span text:style-name="T5">Analísta Programador</text:span><text:span text:style-name="T2">, en el </text:span><text:span text:style-name="T5">proyecto </text:span><text:span text:style-name="T7">de ERP </text:span><text:span text:style-name="T5">de </text:span><text:span text:style-name="T6">POSGRADO UNI</text:span><text:span text:style-name="T2">, desarrollando el proceso de compras menores a 8 UIT’s, <text:s/>validando y testeando de los procesos de compras, pagos y caja chica; con las tecnologías PHP, Laravel y PostgreSQL, </text:span>durante el <text:span text:style-name="T1">01</text:span> de <text:span text:style-name="T1">agosto </text:span>del 201<text:span text:style-name="T1">7</text:span> hasta el <text:span text:style-name="T1">28</text:span> de <text:span text:style-name="T1">febrero </text:span>del 201<text:span text:style-name="T1">8.</text:span></text:p>
      <text:p text:style-name="P9"/>
      <text:p text:style-name="P3">Sin más que agregar, le agradezco la atención prestada y espero su pronta respuesta.</text:p>
      <text:p text:style-name="P3"/>
      <text:p text:style-name="P3">Atentamente.</text:p>
      <text:p text:style-name="P2"/>
      <text:p text:style-name="P4"/>
      <text:p text:style-name="P4"/>
      <text:p text:style-name="P4">_____________________________</text:p>
      <text:p text:style-name="P5">Oscar Huarcaya Canal</text:p>
      <text:p text:style-name="P4">DNI: <text:span text:style-name="T5">72077488</text:span></text:p>
      <text:p text:style-name="P4">Código-UNI: <text:span text:style-name="T3">201</text:span><text:span text:style-name="T5">04107k</text:span></text:p>
      <text:p text:style-name="P2"/>
      <text:p text:style-name="P2"/>
      <text:p text:style-name="P2"/>
      <text:p text:style-name="P2">Lima, <text:span text:style-name="T5">05</text:span> de <text:span text:style-name="T5">Marzo</text:span><text:span text:style-name="T2"> </text:span>del <text:span text:style-name="T3">2018</text:span>.</text:p>
      <text:p text:style-name="P2">Universidad Nacional de Ingenier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.65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41:13.426165809</meta:creation-date>
    <dc:date>2018-03-07T12:26:28.241367452</dc:date>
    <meta:editing-duration>PT14M29S</meta:editing-duration>
    <meta:editing-cycles>3</meta:editing-cycles>
    <meta:generator>LibreOffice/5.4.2.2.0$Linux_X86_64 LibreOffice_project/40m0$Build-2</meta:generator>
    <meta:document-statistic meta:table-count="0" meta:image-count="0" meta:object-count="0" meta:page-count="1" meta:paragraph-count="16" meta:word-count="143" meta:character-count="934" meta:non-whitespace-character-count="798"/>
  </office:meta>
</office:document-meta>
</file>